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51.47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39.85mm"/>
    </style:style>
    <style:style style:name="co11" style:family="table-column">
      <style:table-column-properties fo:break-before="auto" style:column-width="32.21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1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>
      <style:table-cell-properties fo:background-color="#dddddd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>
      <style:text-properties fo:font-weight="normal" style:font-weight-asian="normal" style:font-weight-complex="normal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#ffff99"/>
    </style:style>
    <style:style style:name="ce12" style:family="table-cell" style:parent-style-name="Default" style:data-style-name="N2">
      <style:table-cell-properties fo:background-color="#ffff99"/>
    </style:style>
    <style:style style:name="ce13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ce9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Engine type</text:p>
          </table:table-cell>
          <table:table-cell table:style-name="ce1" office:value-type="string" calcext:value-type="string">
            <text:p>Transmission</text:p>
          </table:table-cell>
          <table:table-cell table:style-name="ce1" office:value-type="string" calcext:value-type="string">
            <text:p>Power (kW)</text:p>
          </table:table-cell>
          <table:table-cell table:style-name="ce8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style-name="ce1" office:value-type="string" calcext:value-type="string">
            <text:p>Max. speed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aimler wagonette</text:p>
          </table:table-cell>
          <table:table-cell table:style-name="ce17" office:value-type="float" office:value="1901" calcext:value-type="float">
            <text:p>1901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Crash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E2]/[.F2]" office:value-type="float" office:value="16" calcext:value-type="float">
            <text:p>16.0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E3]/[.F3]" office:value-type="float" office:value="6" calcext:value-type="float">
            <text:p>6.0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Electri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E4]/[.F4]" office:value-type="float" office:value="5.5" calcext:value-type="float">
            <text:p>5.5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E5]/[.F5]" office:value-type="float" office:value="6" calcext:value-type="float">
            <text:p>6.0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Electric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E6]/[.F6]" office:value-type="float" office:value="6" calcext:value-type="float">
            <text:p>6.0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lling-Stevens TS4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Electric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3" table:formula="of:=[.E7]/[.F7]" office:value-type="float" office:value="6" calcext:value-type="float">
            <text:p>6.0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E8]/[.F8]" office:value-type="float" office:value="5.6" calcext:value-type="float">
            <text:p>5.6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Electric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3" table:formula="of:=[.E9]/[.F9]" office:value-type="float" office:value="6" calcext:value-type="float">
            <text:p>6.0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3" table:formula="of:=[.E10]/[.F10]" office:value-type="float" office:value="6.2" calcext:value-type="float">
            <text:p>6.2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liance (coach)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3" table:formula="of:=[.E11]/[.F11]" office:value-type="float" office:value="7.75" calcext:value-type="float">
            <text:p>7.75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3" table:formula="of:=[.E12]/[.F12]" office:value-type="float" office:value="5.66666666666667" calcext:value-type="float">
            <text:p>5.6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ent S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3" table:formula="of:=[.E13]/[.F13]" office:value-type="float" office:value="5.66666666666667" calcext:value-type="float">
            <text:p>5.6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3" table:formula="of:=[.E14]/[.F14]" office:value-type="float" office:value="5.66666666666667" calcext:value-type="float">
            <text:p>5.6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al T (coach)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float" office:value="10.92" calcext:value-type="float">
            <text:p>10.92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E16]/[.F16]" office:value-type="float" office:value="10" calcext:value-type="float">
            <text:p>10.0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Crash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style-name="ce3" table:formula="of:=[.E17]/[.F17]" office:value-type="float" office:value="8" calcext:value-type="float">
            <text:p>8.0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Semi-auto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E18]/[.F18]" office:value-type="float" office:value="3.77777777777778" calcext:value-type="float">
            <text:p>3.7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Q2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Crash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3" table:formula="of:=[.E19]/[.F19]" office:value-type="float" office:value="11.7142857142857" calcext:value-type="float">
            <text:p>11.71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3" table:formula="of:=[.E20]/[.F20]" office:value-type="float" office:value="7" calcext:value-type="float">
            <text:p>7.0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Q4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style-name="ce3" table:formula="of:=[.E21]/[.F21]" office:value-type="float" office:value="8.375" calcext:value-type="float">
            <text:p>8.38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STL (revised)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style-name="ce3" table:formula="of:=[.E22]/[.F22]" office:value-type="float" office:value="6.55555555555556" calcext:value-type="float">
            <text:p>6.5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al 9T9 (coach)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3" table:formula="of:=[.E23]/[.F23]" office:value-type="float" office:value="17.75" calcext:value-type="float">
            <text:p>17.75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al 10T10 (coach)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3" table:formula="of:=[.E24]/[.F24]" office:value-type="float" office:value="15.2" calcext:value-type="float">
            <text:p>15.20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ent RT II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E25]/[.F25]" office:value-type="float" office:value="7.27272727272727" calcext:value-type="float">
            <text:p>7.2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65" calcext:value-type="float">
            <text:p>65</text:p>
          </table:table-cell>
          <table:table-cell table:style-name="ce10" table:formula="of:=[.E26]/[.G26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Synchromesh</text:p>
          </table:table-cell>
          <table:table-cell office:value-type="float" office:value="62" calcext:value-type="float">
            <text:p>62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float" office:value="9" calcext:value-type="float">
            <text:p>9.00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 Arab Mk. 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Crash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style-name="ce3" table:formula="of:=[.E28]/[.F28]" office:value-type="float" office:value="7.875" calcext:value-type="float">
            <text:p>7.88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ent RT III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E29]/[.F29]" office:value-type="float" office:value="7.41666666666667" calcext:value-type="float">
            <text:p>7.4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style-name="ce3" table:formula="of:=[.E30]/[.F30]" office:value-type="float" office:value="8.09090909090909" calcext:value-type="float">
            <text:p>8.0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emi-auto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E31]/[.F31]" office:value-type="float" office:value="7.75" calcext:value-type="float">
            <text:p>7.7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Crash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style-name="ce3" table:formula="of:=[.E32]/[.F32]" office:value-type="float" office:value="6.85714285714286" calcext:value-type="float">
            <text:p>6.86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Diesel</text:p>
          </table:table-cell>
          <table:table-cell table:style-name="ce4" office:value-type="string" calcext:value-type="string">
            <text:p>Semi-auto</text:p>
          </table:table-cell>
          <table:table-cell table:style-name="ce4" office:value-type="float" office:value="86" calcext:value-type="float">
            <text:p>86</text:p>
          </table:table-cell>
          <table:table-cell table:style-name="ce11" office:value-type="float" office:value="14" calcext:value-type="float">
            <text:p>14</text:p>
          </table:table-cell>
          <table:table-cell table:style-name="ce12" table:formula="of:=[.E33]/[.F33]" office:value-type="float" office:value="6.14285714285714" calcext:value-type="float">
            <text:p>6.14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string" calcext:value-type="string">
            <text:p>Diesel</text:p>
          </table:table-cell>
          <table:table-cell table:style-name="ce4" office:value-type="string" calcext:value-type="string">
            <text:p>Semi-auto</text:p>
          </table:table-cell>
          <table:table-cell table:style-name="ce4" office:value-type="float" office:value="104" calcext:value-type="float">
            <text:p>104</text:p>
          </table:table-cell>
          <table:table-cell table:style-name="ce11" office:value-type="float" office:value="16" calcext:value-type="float">
            <text:p>16</text:p>
          </table:table-cell>
          <table:table-cell table:style-name="ce12" table:formula="of:=[.E34]/[.F34]" office:value-type="float" office:value="6.5" calcext:value-type="float">
            <text:p>6.5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Leyland Leopard L2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table:number-columns-repeated="2"/>
          <table:table-cell table:style-name="ce5" office:value-type="float" office:value="104" calcext:value-type="float">
            <text:p>104</text:p>
          </table:table-cell>
          <table:table-cell table:style-name="ce10" table:formula="of:=[.E35]/[.G35]" office:value-type="float" office:value="13" calcext:value-type="float">
            <text:p>13</text:p>
          </table:table-cell>
          <table:table-cell table:style-name="ce13" office:value-type="float" office:value="8" calcext:value-type="float">
            <text:p>8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Leyland Leopard PSU3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table:number-columns-repeated="2"/>
          <table:table-cell table:style-name="ce5" office:value-type="float" office:value="130" calcext:value-type="float">
            <text:p>130</text:p>
          </table:table-cell>
          <table:table-cell table:style-name="ce10" table:formula="of:=[.E36]/[.G36]" office:value-type="float" office:value="13.6842105263158" calcext:value-type="float">
            <text:p>14</text:p>
          </table:table-cell>
          <table:table-cell table:style-name="ce13" office:value-type="float" office:value="9.5" calcext:value-type="float">
            <text:p>9.5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table:number-columns-repeated="2"/>
          <table:table-cell table:style-name="ce5" office:value-type="float" office:value="114" calcext:value-type="float">
            <text:p>114</text:p>
          </table:table-cell>
          <table:table-cell table:style-name="ce10" table:formula="of:=[.E37]/[.G37]" office:value-type="float" office:value="17.5384615384615" calcext:value-type="float">
            <text:p>18</text:p>
          </table:table-cell>
          <table:table-cell table:style-name="ce13" office:value-type="float" office:value="6.5" calcext:value-type="float">
            <text:p>6.5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table:number-columns-repeated="2"/>
          <table:table-cell table:style-name="ce5" office:value-type="float" office:value="127" calcext:value-type="float">
            <text:p>127</text:p>
          </table:table-cell>
          <table:table-cell table:style-name="ce10" table:formula="of:=[.E38]/[.G38]" office:value-type="float" office:value="19.5384615384615" calcext:value-type="float">
            <text:p>20</text:p>
          </table:table-cell>
          <table:table-cell table:style-name="ce13" office:value-type="float" office:value="6.5" calcext:value-type="float">
            <text:p>6.5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table:number-columns-repeated="2"/>
          <table:table-cell table:style-name="ce5" office:value-type="float" office:value="160" calcext:value-type="float">
            <text:p>160</text:p>
          </table:table-cell>
          <table:table-cell table:style-name="ce10" table:formula="of:=[.E39]/[.G34]" office:value-type="float" office:value="24.6153846153846" calcext:value-type="float">
            <text:p>25</text:p>
          </table:table-cell>
          <table:table-cell table:style-name="ce13" table:formula="of:=[.E39]/[.F39]" office:value-type="float" office:value="6.5" calcext:value-type="float">
            <text:p>6.5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table:number-columns-repeated="2"/>
          <table:table-cell table:style-name="ce5" office:value-type="float" office:value="194" calcext:value-type="float">
            <text:p>194</text:p>
          </table:table-cell>
          <table:table-cell table:style-name="ce10" table:formula="of:=[.E40]/[.G37]" office:value-type="float" office:value="29.8461538461538" calcext:value-type="float">
            <text:p>30</text:p>
          </table:table-cell>
          <table:table-cell table:style-name="ce13" table:formula="of:=[.E40]/[.F40]" office:value-type="float" office:value="6.50000000000001" calcext:value-type="float">
            <text:p>6.5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Leyland Tiger TR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table:number-columns-repeated="2"/>
          <table:table-cell table:style-name="ce5" office:value-type="float" office:value="183" calcext:value-type="float">
            <text:p>183</text:p>
          </table:table-cell>
          <table:table-cell table:style-name="ce10" table:formula="of:=[.E41]/[.G41]" office:value-type="float" office:value="14.64" calcext:value-type="float">
            <text:p>15</text:p>
          </table:table-cell>
          <table:table-cell table:style-name="ce13" office:value-type="float" office:value="12.5" calcext:value-type="float">
            <text:p>12.5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Volvo Citybus</text:p>
          </table:table-cell>
          <table:table-cell table:style-name="ce5" office:value-type="float" office:value="1987" calcext:value-type="float">
            <text:p>1987</text:p>
          </table:table-cell>
          <table:table-cell table:style-name="ce5" table:number-columns-repeated="2"/>
          <table:table-cell table:style-name="ce7" office:value-type="float" office:value="200" calcext:value-type="float">
            <text:p>200</text:p>
          </table:table-cell>
          <table:table-cell table:style-name="ce10" table:formula="of:=[.E42]/[.G42]" office:value-type="float" office:value="38.4615384615385" calcext:value-type="float">
            <text:p>38</text:p>
          </table:table-cell>
          <table:table-cell table:style-name="ce13" office:value-type="float" office:value="5.2" calcext:value-type="float">
            <text:p>5.2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Optare Delt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table:number-columns-repeated="2"/>
          <table:table-cell table:style-name="ce5" office:value-type="float" office:value="185" calcext:value-type="float">
            <text:p>185</text:p>
          </table:table-cell>
          <table:table-cell table:style-name="ce10" table:formula="of:=[.E43]/[.G38]" office:value-type="float" office:value="28.4615384615385" calcext:value-type="float">
            <text:p>28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table:number-columns-repeated="2"/>
          <table:table-cell table:style-name="ce5" office:value-type="float" office:value="123" calcext:value-type="float">
            <text:p>123</text:p>
          </table:table-cell>
          <table:table-cell table:style-name="ce10" table:formula="of:=[.E44]/[.G44]" office:value-type="float" office:value="21.9642857142857" calcext:value-type="float">
            <text:p>22</text:p>
          </table:table-cell>
          <table:table-cell table:style-name="ce13" office:value-type="float" office:value="5.6" calcext:value-type="float">
            <text:p>5.6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Plaxton Premiere</text:p>
          </table:table-cell>
          <table:table-cell table:style-name="ce5" office:value-type="float" office:value="1991" calcext:value-type="float">
            <text:p>1991</text:p>
          </table:table-cell>
          <table:table-cell table:style-name="ce5" table:number-columns-repeated="2"/>
          <table:table-cell table:style-name="ce5" office:value-type="float" office:value="203" calcext:value-type="float">
            <text:p>203</text:p>
          </table:table-cell>
          <table:table-cell table:style-name="ce10" table:formula="of:=[.E45]/[.G45]" office:value-type="float" office:value="15.6153846153846" calcext:value-type="float">
            <text:p>16</text:p>
          </table:table-cell>
          <table:table-cell table:style-name="ce13" office:value-type="float" office:value="13" calcext:value-type="float">
            <text:p>13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table:number-columns-repeated="2"/>
          <table:table-cell table:style-name="ce5" office:value-type="float" office:value="183" calcext:value-type="float">
            <text:p>183</text:p>
          </table:table-cell>
          <table:table-cell table:style-name="ce10" table:formula="of:=[.E46]/[.G46]" office:value-type="float" office:value="36.6" calcext:value-type="float">
            <text:p>37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Optare Excel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table:number-columns-repeated="2"/>
          <table:table-cell table:style-name="ce5" office:value-type="float" office:value="160" calcext:value-type="float">
            <text:p>160</text:p>
          </table:table-cell>
          <table:table-cell table:style-name="ce10" table:formula="of:=[.E47]/[.G47]" office:value-type="float" office:value="32" calcext:value-type="float">
            <text:p>3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Mercedes Citaro G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table:number-columns-repeated="2"/>
          <table:table-cell table:style-name="ce5" office:value-type="float" office:value="260" calcext:value-type="float">
            <text:p>260</text:p>
          </table:table-cell>
          <table:table-cell table:style-name="ce10" table:formula="of:=[.E48]/[.G48]" office:value-type="float" office:value="52" calcext:value-type="float">
            <text:p>5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Mercedes Citaro 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table:number-columns-repeated="2"/>
          <table:table-cell table:style-name="ce5" office:value-type="float" office:value="210" calcext:value-type="float">
            <text:p>210</text:p>
          </table:table-cell>
          <table:table-cell table:style-name="ce10" table:formula="of:=[.E49]/[.G49]" office:value-type="float" office:value="42" calcext:value-type="float">
            <text:p>4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table:number-columns-repeated="2"/>
          <table:table-cell table:style-name="ce5" office:value-type="float" office:value="110" calcext:value-type="float">
            <text:p>110</text:p>
          </table:table-cell>
          <table:table-cell table:style-name="ce10" table:formula="of:=[.E50]/[.G50]" office:value-type="float" office:value="22" calcext:value-type="float">
            <text:p>2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Optare Excel 2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table:number-columns-repeated="2"/>
          <table:table-cell table:style-name="ce5" office:value-type="float" office:value="208" calcext:value-type="float">
            <text:p>208</text:p>
          </table:table-cell>
          <table:table-cell table:style-name="ce10" table:formula="of:=[.E51]/[.G51]" office:value-type="float" office:value="39.2452830188679" calcext:value-type="float">
            <text:p>39</text:p>
          </table:table-cell>
          <table:table-cell table:style-name="ce13" office:value-type="float" office:value="5.3" calcext:value-type="float">
            <text:p>5.3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Volvo B7TL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table:number-columns-repeated="2"/>
          <table:table-cell table:style-name="ce5" office:value-type="float" office:value="186" calcext:value-type="float">
            <text:p>186</text:p>
          </table:table-cell>
          <table:table-cell table:style-name="ce10" table:formula="of:=[.E52]/[.G52]" office:value-type="float" office:value="35.4285714285714" calcext:value-type="float">
            <text:p>35</text:p>
          </table:table-cell>
          <table:table-cell table:style-name="ce13" office:value-type="float" office:value="5.25" calcext:value-type="float">
            <text:p>5.25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Plaxton Paragon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table:number-columns-repeated="2"/>
          <table:table-cell table:style-name="ce5" office:value-type="float" office:value="320" calcext:value-type="float">
            <text:p>320</text:p>
          </table:table-cell>
          <table:table-cell table:style-name="ce10" table:formula="of:=[.E53]/[.G53]" office:value-type="float" office:value="26.6666666666667" calcext:value-type="float">
            <text:p>27</text:p>
          </table:table-cell>
          <table:table-cell table:style-name="ce13" office:value-type="float" office:value="12" calcext:value-type="float">
            <text:p>12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table:number-columns-repeated="2"/>
          <table:table-cell table:style-name="ce5" office:value-type="float" office:value="93" calcext:value-type="float">
            <text:p>93</text:p>
          </table:table-cell>
          <table:table-cell table:style-name="ce10" table:formula="of:=[.E54]/[.G54]" office:value-type="float" office:value="15" calcext:value-type="float">
            <text:p>15</text:p>
          </table:table-cell>
          <table:table-cell table:style-name="ce13" office:value-type="float" office:value="6.2" calcext:value-type="float">
            <text:p>6.2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Wright Electrocity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table:number-columns-repeated="2"/>
          <table:table-cell table:style-name="ce5" office:value-type="float" office:value="175" calcext:value-type="float">
            <text:p>175</text:p>
          </table:table-cell>
          <table:table-cell table:style-name="ce10" table:formula="of:=[.E55]/[.G55]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table:number-columns-repeated="2"/>
          <table:table-cell table:style-name="ce5" office:value-type="float" office:value="205" calcext:value-type="float">
            <text:p>205</text:p>
          </table:table-cell>
          <table:table-cell table:style-name="ce10" table:formula="of:=[.E56]/[.G56]" office:value-type="float" office:value="39.0476190476191" calcext:value-type="float">
            <text:p>39</text:p>
          </table:table-cell>
          <table:table-cell table:style-name="ce13" office:value-type="float" office:value="5.25" calcext:value-type="float">
            <text:p>5.25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table:number-columns-repeated="2"/>
          <table:table-cell table:style-name="ce5" office:value-type="float" office:value="340" calcext:value-type="float">
            <text:p>340</text:p>
          </table:table-cell>
          <table:table-cell table:style-name="ce10" table:formula="of:=[.E57]/[.G57]" office:value-type="float" office:value="28.3333333333333" calcext:value-type="float">
            <text:p>28</text:p>
          </table:table-cell>
          <table:table-cell table:style-name="ce13" office:value-type="float" office:value="12" calcext:value-type="float">
            <text:p>12.00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11" office:value-type="float" office:value="55" calcext:value-type="float">
            <text:p>55</text:p>
          </table:table-cell>
          <table:table-cell table:style-name="ce12" table:formula="of:=[.E58]/[.F58]" office:value-type="float" office:value="4.18181818181818" calcext:value-type="float">
            <text:p>4.18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Wright Streetcar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table:number-columns-repeated="2"/>
          <table:table-cell table:style-name="ce5" office:value-type="float" office:value="298" calcext:value-type="float">
            <text:p>298</text:p>
          </table:table-cell>
          <table:table-cell table:style-name="ce10" table:formula="of:=[.E59]/[.G59]" office:value-type="float" office:value="48.4552845528455" calcext:value-type="float">
            <text:p>48</text:p>
          </table:table-cell>
          <table:table-cell table:style-name="ce13" office:value-type="float" office:value="6.15" calcext:value-type="float">
            <text:p>6.15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Dennis Enviro200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table:number-columns-repeated="2"/>
          <table:table-cell table:style-name="ce5" office:value-type="float" office:value="103" calcext:value-type="float">
            <text:p>103</text:p>
          </table:table-cell>
          <table:table-cell table:style-name="ce10" table:formula="of:=[.E60]/[.G60]" office:value-type="float" office:value="20.6" calcext:value-type="float">
            <text:p>21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Dennis Enviro300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table:number-columns-repeated="2"/>
          <table:table-cell table:style-name="ce5" office:value-type="float" office:value="166" calcext:value-type="float">
            <text:p>166</text:p>
          </table:table-cell>
          <table:table-cell table:style-name="ce10" table:formula="of:=[.E61]/[.G61]" office:value-type="float" office:value="33.2" calcext:value-type="float">
            <text:p>33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Dennis Enviro350H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table:number-columns-repeated="2"/>
          <table:table-cell table:style-name="ce5" office:value-type="float" office:value="138" calcext:value-type="float">
            <text:p>138</text:p>
          </table:table-cell>
          <table:table-cell table:style-name="ce10" table:formula="of:=[.E62]/[.G62]" office:value-type="float" office:value="30.6666666666667" calcext:value-type="float">
            <text:p>31</text:p>
          </table:table-cell>
          <table:table-cell table:style-name="ce13" office:value-type="float" office:value="4.5" calcext:value-type="float">
            <text:p>4.50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style-name="ce10" table:formula="of:=[.E63]/[.G63]" office:value-type="float" office:value="40" calcext:value-type="float">
            <text:p>40</text:p>
          </table:table-cell>
          <table:table-cell table:style-name="ce13" office:value-type="float" office:value="5.25" calcext:value-type="float">
            <text:p>5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style-name="ce10" office:value-type="float" office:value="30" calcext:value-type="float">
            <text:p>30</text:p>
          </table:table-cell>
          <table:table-cell table:style-name="ce13" table:formula="of:=[.E64]/[.F64]" office:value-type="float" office:value="4.9" calcext:value-type="float">
            <text:p>4.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style-name="ce10" table:formula="of:=[.E65]/[.G65]" office:value-type="float" office:value="39.3877551020408" calcext:value-type="float">
            <text:p>39</text:p>
          </table:table-cell>
          <table:table-cell table:style-name="ce13" office:value-type="float" office:value="4.9" calcext:value-type="float">
            <text:p>4.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style-name="ce10" table:formula="of:=[.E66]/[.G66]" office:value-type="float" office:value="34.5" calcext:value-type="float">
            <text:p>35</text:p>
          </table:table-cell>
          <table:table-cell table:style-name="ce13" office:value-type="float" office:value="4" calcext:value-type="float">
            <text:p>4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style-name="ce10" table:formula="of:=[.E67]/[.G67]" office:value-type="float" office:value="38.1632653061224" calcext:value-type="float">
            <text:p>38</text:p>
          </table:table-cell>
          <table:table-cell table:style-name="ce13" office:value-type="float" office:value="4.9" calcext:value-type="float">
            <text:p>4.9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2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2" table:number-columns-repeated="2" table:default-cell-style-name="ce3"/>
        <table:table-column table:style-name="co13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3:Buses.G5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22:37:30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4.3.2$Windows_X86_64 LibreOffice_project/92a7159f7e4af62137622921e809f8546db437e5</meta:generator>
    <meta:editing-duration>P7DT3H41M5S</meta:editing-duration>
    <meta:editing-cycles>90</meta:editing-cycles>
    <meta:initial-creator>James Petts</meta:initial-creator>
    <dc:date>2017-11-19T23:57:20.853000000</dc:date>
    <dc:creator>James Petts</dc:creator>
    <meta:document-statistic meta:table-count="7" meta:cell-count="788" meta:object-count="0"/>
  </office:meta>
</office:document-meta>
</file>